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P2" style:family="paragraph" style:parent-style-name="Table_20_Contents">
      <style:text-properties style:font-name="Titillium Web"/>
    </style:style>
    <style:style style:name="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text-properties style:font-name="Titillium Web" fo:language="en" fo:country="GB" fo:font-weight="normal" officeooo:rsid="00133d8b" officeooo:paragraph-rsid="00133d8b" style:font-weight-asian="normal" style:font-weight-complex="normal"/>
    </style:style>
    <style:style style:name="P6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33d8b" officeooo:paragraph-rsid="00133d8b" style:font-weight-asian="normal" style:font-weight-complex="normal"/>
    </style:style>
    <style:style style:name="P7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73555" officeooo:paragraph-rsid="00173555" style:font-weight-asian="normal" style:font-weight-complex="normal"/>
    </style:style>
    <style:style style:name="P8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91c7d" officeooo:paragraph-rsid="00191c7d" style:font-weight-asian="normal" style:font-weight-complex="normal"/>
    </style:style>
    <style:style style:name="P9" style:family="paragraph" style:parent-style-name="Standard">
      <style:text-properties style:font-name="Titillium Web" fo:language="en" fo:country="GB" style:text-underline-style="none" fo:font-weight="normal" officeooo:rsid="00133d8b" officeooo:paragraph-rsid="00133d8b" style:font-weight-asian="normal" style:font-weight-complex="normal"/>
    </style:style>
    <style:style style:name="P10" style:family="paragraph" style:parent-style-name="Standard">
      <style:text-properties style:font-name="Titillium Web" fo:language="en" fo:country="GB" style:text-underline-style="none" fo:font-weight="normal" officeooo:rsid="001573db" officeooo:paragraph-rsid="001573db" style:font-weight-asian="normal" style:font-weight-complex="normal"/>
    </style:style>
    <style:style style:name="P11" style:family="paragraph" style:parent-style-name="Standard">
      <style:text-properties style:font-name="Titillium Web" fo:language="en" fo:country="GB" style:text-underline-style="none" fo:font-weight="normal" officeooo:rsid="00172a09" officeooo:paragraph-rsid="00172a09" style:font-weight-asian="normal" style:font-weight-complex="normal"/>
    </style:style>
    <style:style style:name="P12" style:family="paragraph" style:parent-style-name="Standard">
      <style:text-properties style:font-name="Titillium Web" fo:language="en" fo:country="GB" style:text-underline-style="none" fo:font-weight="normal" officeooo:rsid="0018d45d" officeooo:paragraph-rsid="00173555" style:font-weight-asian="normal" style:font-weight-complex="normal"/>
    </style:style>
    <style:style style:name="P13" style:family="paragraph" style:parent-style-name="Standard">
      <style:text-properties style:font-name="Titillium Web" fo:language="en" fo:country="GB" style:text-underline-style="none" fo:font-weight="normal" officeooo:rsid="00191c7d" officeooo:paragraph-rsid="00191c7d" style:font-weight-asian="normal" style:font-weight-complex="normal"/>
    </style:style>
    <style:style style:name="P14" style:family="paragraph" style:parent-style-name="Standard">
      <style:text-properties style:font-name="Titillium Web" fo:language="en" fo:country="GB" style:text-underline-style="none" fo:font-weight="normal" officeooo:rsid="001acd27" officeooo:paragraph-rsid="001acd27" style:font-weight-asian="normal" style:font-weight-complex="normal"/>
    </style:style>
    <style:style style:name="P15" style:family="paragraph" style:parent-style-name="Standard">
      <style:text-properties style:font-name="Titillium Web" fo:language="en" fo:country="GB" style:text-underline-style="none" fo:font-weight="normal" officeooo:rsid="001c5e21" officeooo:paragraph-rsid="001c5e21" style:font-weight-asian="normal" style:font-weight-complex="normal"/>
    </style:style>
    <style:style style:name="P16" style:family="paragraph" style:parent-style-name="Standard">
      <style:text-properties style:font-name="Titillium Web" fo:language="en" fo:country="GB" style:text-underline-style="none" fo:font-weight="normal" officeooo:rsid="001d9a95" officeooo:paragraph-rsid="001d9a95" style:font-weight-asian="normal" style:font-weight-complex="normal"/>
    </style:style>
    <style:style style:name="P17" style:family="paragraph" style:parent-style-name="Standard">
      <style:text-properties style:font-name="Titillium Web" fo:language="en" fo:country="GB" style:text-underline-style="none" fo:font-weight="normal" officeooo:rsid="001e6baa" officeooo:paragraph-rsid="001e6baa" style:font-weight-asian="normal" style:font-weight-complex="normal"/>
    </style:style>
    <style:style style:name="P18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ed74c" officeooo:paragraph-rsid="001ed74c" style:font-weight-asian="normal" style:font-weight-complex="normal"/>
    </style:style>
    <style:style style:name="P19" style:family="paragraph" style:parent-style-name="Table_20_Contents">
      <style:text-properties style:font-name="Titillium Web"/>
    </style:style>
    <style:style style:name="P20" style:family="paragraph" style:parent-style-name="Table_20_Contents">
      <style:text-properties style:font-name="Titillium Web" officeooo:rsid="001ed74c" officeooo:paragraph-rsid="001ed74c"/>
    </style:style>
    <style:style style:name="T1" style:family="text">
      <style:text-properties officeooo:rsid="0010f22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d45d"/>
    </style:style>
    <style:style style:name="T4" style:family="text">
      <style:text-properties officeooo:rsid="001d1f87"/>
    </style:style>
    <style:style style:name="T5" style:family="text">
      <style:text-properties officeooo:rsid="001e6b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rah Nemtsov – NUN</text:p>
      <text:p text:style-name="P5"/>
      <text:p text:style-name="P6">Abstractions</text:p>
      <text:p text:style-name="P9">[arctan_distortion] : Overdrive effect using the arctan function</text:p>
      <text:p text:style-name="P9">Arguments: Gain, Volumen, Receive symbol</text:p>
      <text:p text:style-name="P9"/>
      <text:p text:style-name="P9">[wahwah] : </text:p>
      <text:p text:style-name="P9">Arguments: modulator frequency, depth, center frequency, filter Q, dry/wet ratio, receive symbol</text:p>
      <text:p text:style-name="P9"/>
      <text:p text:style-name="P10">[tremolo] : amplitude modulation</text:p>
      <text:p text:style-name="P10">Arguments: modulation frequency, depth, receive symbol</text:p>
      <text:p text:style-name="P10"/>
      <text:p text:style-name="P11">[ring]: ring modulator</text:p>
      <text:p text:style-name="P11">Arguments: modulation frequency, depth, receive symbol</text:p>
      <text:p text:style-name="P11"/>
      <text:p text:style-name="P11">[pitch_shifter] : Pitch shifter (delay based)</text:p>
      <text:p text:style-name="P7"><text:span text:style-name="T2">Arguments: transposition, modulation frequency, </text:span><text:span text:style-name="T3">receive symbol</text:span></text:p>
      <text:p text:style-name="P12"/>
      <text:p text:style-name="P8"><text:span text:style-name="T3">[</text:span><text:span text:style-name="T2">gs~] : granular sampler</text:span></text:p>
      <text:p text:style-name="P13">Arguments: signal (100 a 4000), sample (30 a 60), feedback (on/off), receive symbol</text:p>
      <text:p text:style-name="P13"/>
      <text:p text:style-name="P14">[harmonizer] : Harmonizer based on the pitch shifter abstraction</text:p>
      <text:p text:style-name="P14">Arguments: shift (semitornes) voice1, voice 2, voice 3, voice 4</text:p>
      <text:p text:style-name="P14">An argument of 0 sends the original signal thru.</text:p>
      <text:p text:style-name="P14"/>
      <text:p text:style-name="P15">[chorus] : based on a delay line with modulated reading heads</text:p>
      <text:p text:style-name="P15">Arguments: modulation frequency {v1, v2, v3, v4, <text:span text:style-name="T4">all</text:span>}(in Hz), modulation amplitude {v1, v2, v3, v4, <text:span text:style-name="T4">all</text:span>}, receive symbol</text:p>
      <text:p text:style-name="P15"/>
      <text:p text:style-name="P16">[mod_hpf] : Modulated high pass filter</text:p>
      <text:p text:style-name="P16">Arguments: modulation frequency (Hz), modulation amplitude, centre frequency, <text:span text:style-name="T5">receive symbol</text:span></text:p>
      <text:p text:style-name="P16"/>
      <text:p text:style-name="P17">[flanger] : flanger effect</text:p>
      <text:p text:style-name="P17">Arguments: modulation frequency (Hz), modulation amplitude, feedback (max 0.95), </text:p>
      <text:p text:style-name="P18"><text:soft-page-break/>MIDI</text:p>
      <text:p text:style-name="P18"><text:span text:style-name="T2"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Control Number</text:p>
          </table:table-cell>
          <table:table-cell table:style-name="Table2.A1" office:value-type="string">
            <text:p text:style-name="P20">Channel</text:p>
          </table:table-cell>
          <table:table-cell table:style-name="Table2.C1" office:value-type="string">
            <text:p text:style-name="P20">Parameter in Patch</text:p>
          </table:table-cell>
        </table:table-row>
        <table:table-row>
          <table:table-cell table:style-name="Table2.A2" office:value-type="string">
            <text:p text:style-name="P20">7</text:p>
          </table:table-cell>
          <table:table-cell table:style-name="Table2.A2" office:value-type="string">
            <text:p text:style-name="P20">1</text:p>
          </table:table-cell>
          <table:table-cell table:style-name="Table2.C2" office:value-type="string">
            <text:p text:style-name="P20">Volume Violine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2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3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4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5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6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7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8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0">9</text:p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</table:table>
      <text:p text:style-name="P18"><text:span text:style-name="T2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MP2" style:family="paragraph" style:parent-style-name="Table_20_Contents">
      <style:text-properties style:font-name="Titillium Web"/>
    </style:style>
    <style:style style:name="M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f228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O <text:s text:c="4"/>M <text:s text:c="4"/>S <text:s text:c="4"/>L <text:s text:c="4"/>O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><text:date style:data-style-name="N37" text:date-value="2019-10-16T15:43:44.681266886" text:fixed="true">10/16/19</text:date></text:p>
            </table:table-cell>
            <table:table-cell table:style-name="Table1.A1" office:value-type="string">
              <text:p text:style-name="MP3">www.omslo.com</text:p>
            </table:table-cell>
            <table:table-cell table:style-name="Table1.A1" office:value-type="string">
              <text:p text:style-name="MP4"><text:page-number text:select-page="current">1</text:page-number><text:s/><text:span text:style-name="MT1">of </text:span><text:page-count>2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3:45.057201000</meta:creation-date>
    <meta:editing-duration>PT5H59M23S</meta:editing-duration>
    <meta:editing-cycles>6</meta:editing-cycles>
    <meta:generator>LibreOffice/5.4.0.3$MacOSX_X86_64 LibreOffice_project/7556cbc6811c9d992f4064ab9287069087d7f62c</meta:generator>
    <dc:title>omslo</dc:title>
    <dc:date>2019-10-17T16:40:20.509214000</dc:date>
    <meta:document-statistic meta:table-count="2" meta:image-count="0" meta:object-count="0" meta:page-count="2" meta:paragraph-count="42" meta:word-count="194" meta:character-count="1330" meta:non-whitespace-character-count="1159"/>
    <meta:template xlink:type="simple" xlink:actuate="onRequest" xlink:title="omslo" xlink:href="../../../../../../Library/Application%20Support/LibreOffice/4/user/template/omslo/omslo.ott" meta:date="2019-10-16T15:43:44.681170000"/>
  </office:meta>
</office:document-meta>
</file>